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4b78" officeooo:paragraph-rsid="00144b78"/>
    </style:style>
    <style:style style:name="P2" style:family="paragraph" style:parent-style-name="Standard">
      <style:text-properties officeooo:rsid="0014fe4e" officeooo:paragraph-rsid="0014fe4e"/>
    </style:style>
    <style:style style:name="P3" style:family="paragraph" style:parent-style-name="Standard">
      <style:text-properties officeooo:rsid="001560ff" officeooo:paragraph-rsid="001560ff"/>
    </style:style>
    <style:style style:name="T1" style:family="text">
      <style:text-properties officeooo:rsid="0016e3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ME sur github </text:p>
      <text:p text:style-name="P1"/>
      <text:p text:style-name="P1">Membre github <text:s text:c="65"/>/// <text:span text:style-name="T1">fait </text:span></text:p>
      <text:p text:style-name="P1">comment lancer jouer installer pou utilisateur <text:s/>Ubuntu <text:s/>/// <text:span text:style-name="T1">fait </text:span></text:p>
      <text:p text:style-name="P1">git hub du groupe <text:s text:c="58"/>/// <text:span text:style-name="T1">fait </text:span></text:p>
      <text:p text:style-name="P1">ajouter des argyment exemple : go run arcadia –help <text:s/>// <text:span text:style-name="T1">en cours jolan </text:span></text:p>
      <text:p text:style-name="P1">commenter chaque ligne de code </text:p>
      <text:p text:style-name="P3">respecter le cahier des charge</text:p>
      <text:p text:style-name="P3"/>
      <text:p text:style-name="P1"/>
      <text:p text:style-name="P1"/>
      <text:p text:style-name="P2">ajouter normaltalk</text:p>
      <text:p text:style-name="P2">cipherTalk : bojour == bonjour encrypté ≡ « encrypatage cesare pour decaller les lettre </text:p>
      <text:p text:style-name="P2">robotTalk : bonjour == bonjour en binaire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0:46:05.799400416</meta:creation-date>
    <dc:date>2024-09-23T17:45:42.079982847</dc:date>
    <meta:editing-duration>PT2H59M32S</meta:editing-duration>
    <meta:editing-cycles>3</meta:editing-cycles>
    <meta:generator>LibreOffice/24.2.5.2$Linux_X86_64 LibreOffice_project/420$Build-2</meta:generator>
    <meta:document-statistic meta:table-count="0" meta:image-count="0" meta:object-count="0" meta:page-count="1" meta:paragraph-count="10" meta:word-count="68" meta:character-count="536" meta:non-whitespace-character-count="344"/>
  </office:meta>
</office:document-meta>
</file>